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3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lha1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>
            <text:p>Tamanho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table:number-columns-repeated="6"/>
        </table:table-row>
        <table:table-row table:style-name="ro1">
          <table:table-cell office:value-type="string">
            <text:p>s250k</text:p>
          </table:table-cell>
          <table:table-cell office:value-type="float" office:value="502">
            <text:p>502</text:p>
          </table:table-cell>
          <table:table-cell office:value-type="float" office:value="304">
            <text:p>304</text:p>
          </table:table-cell>
          <table:table-cell office:value-type="float" office:value="266">
            <text:p>266</text:p>
          </table:table-cell>
          <table:table-cell office:value-type="float" office:value="284">
            <text:p>284</text:p>
          </table:table-cell>
          <table:table-cell office:value-type="float" office:value="316">
            <text:p>316</text:p>
          </table:table-cell>
          <table:table-cell table:number-columns-repeated="6"/>
        </table:table-row>
        <table:table-row table:style-name="ro1">
          <table:table-cell office:value-type="string">
            <text:p>s500k</text:p>
          </table:table-cell>
          <table:table-cell office:value-type="float" office:value="470">
            <text:p>470</text:p>
          </table:table-cell>
          <table:table-cell office:value-type="float" office:value="349">
            <text:p>349</text:p>
          </table:table-cell>
          <table:table-cell office:value-type="float" office:value="428">
            <text:p>428</text:p>
          </table:table-cell>
          <table:table-cell office:value-type="float" office:value="1172">
            <text:p>1172</text:p>
          </table:table-cell>
          <table:table-cell office:value-type="float" office:value="527">
            <text:p>527</text:p>
          </table:table-cell>
          <table:table-cell table:number-columns-repeated="6"/>
        </table:table-row>
        <table:table-row table:style-name="ro1">
          <table:table-cell office:value-type="string">
            <text:p>s750k</text:p>
          </table:table-cell>
          <table:table-cell office:value-type="float" office:value="692">
            <text:p>692</text:p>
          </table:table-cell>
          <table:table-cell table:number-columns-repeated="2" office:value-type="float" office:value="524">
            <text:p>524</text:p>
          </table:table-cell>
          <table:table-cell office:value-type="float" office:value="967">
            <text:p>967</text:p>
          </table:table-cell>
          <table:table-cell office:value-type="float" office:value="608">
            <text:p>608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Teste</text:p>
          </table:table-cell>
          <table:table-cell office:value-type="string">
            <text:p>s250k</text:p>
          </table:table-cell>
          <table:table-cell office:value-type="string">
            <text:p>s500k</text:p>
          </table:table-cell>
          <table:table-cell office:value-type="string">
            <text:p>s750k</text:p>
          </table:table-cell>
          <table:table-cell office:value-type="string">
            <text:p>s1000k</text:p>
          </table:table-cell>
          <table:table-cell office:value-type="string">
            <text:p>Twitter – 1</text:p>
          </table:table-cell>
          <table:table-cell office:value-type="string">
            <text:p>Twitter - 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office:value-type="float" office:value="470">
            <text:p>470</text:p>
          </table:table-cell>
          <table:table-cell office:value-type="float" office:value="692">
            <text:p>692</text:p>
          </table:table-cell>
          <table:table-cell office:value-type="float" office:value="771">
            <text:p>771</text:p>
          </table:table-cell>
          <table:table-cell office:value-type="float" office:value="644">
            <text:p>644</text:p>
          </table:table-cell>
          <table:table-cell office:value-type="float" office:value="1980">
            <text:p>198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349">
            <text:p>349</text:p>
          </table:table-cell>
          <table:table-cell office:value-type="float" office:value="524">
            <text:p>524</text:p>
          </table:table-cell>
          <table:table-cell office:value-type="float" office:value="862">
            <text:p>862</text:p>
          </table:table-cell>
          <table:table-cell office:value-type="float" office:value="959">
            <text:p>959</text:p>
          </table:table-cell>
          <table:table-cell office:value-type="float" office:value="1530">
            <text:p>153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428">
            <text:p>428</text:p>
          </table:table-cell>
          <table:table-cell office:value-type="float" office:value="524">
            <text:p>524</text:p>
          </table:table-cell>
          <table:table-cell office:value-type="float" office:value="674">
            <text:p>674</text:p>
          </table:table-cell>
          <table:table-cell office:value-type="float" office:value="625">
            <text:p>625</text:p>
          </table:table-cell>
          <table:table-cell office:value-type="float" office:value="1543">
            <text:p>1543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4">
            <text:p>284</text:p>
          </table:table-cell>
          <table:table-cell office:value-type="float" office:value="1172">
            <text:p>1172</text:p>
          </table:table-cell>
          <table:table-cell office:value-type="float" office:value="967">
            <text:p>967</text:p>
          </table:table-cell>
          <table:table-cell office:value-type="float" office:value="723">
            <text:p>723</text:p>
          </table:table-cell>
          <table:table-cell office:value-type="float" office:value="586">
            <text:p>586</text:p>
          </table:table-cell>
          <table:table-cell office:value-type="float" office:value="1731">
            <text:p>173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6">
            <text:p>316</text:p>
          </table:table-cell>
          <table:table-cell office:value-type="float" office:value="527">
            <text:p>527</text:p>
          </table:table-cell>
          <table:table-cell office:value-type="float" office:value="608">
            <text:p>608</text:p>
          </table:table-cell>
          <table:table-cell office:value-type="float" office:value="1025">
            <text:p>1025</text:p>
          </table:table-cell>
          <table:table-cell office:value-type="float" office:value="956">
            <text:p>956</text:p>
          </table:table-cell>
          <table:table-cell office:value-type="float" office:value="1902">
            <text:p>1902</text:p>
          </table:table-cell>
          <table:table-cell table:number-columns-repeated="5"/>
        </table:table-row>
        <table:table-row table:style-name="ro1">
          <table:table-cell office:value-type="string">
            <text:p>Média</text:p>
          </table:table-cell>
          <table:table-cell table:formula="of:=AVERAGE([.B9:.B13])" office:value-type="float" office:value="334.4">
            <text:p>334,4</text:p>
          </table:table-cell>
          <table:table-cell table:formula="of:=AVERAGE([.C9:.C13])" office:value-type="float" office:value="589.2">
            <text:p>589,2</text:p>
          </table:table-cell>
          <table:table-cell table:formula="of:=AVERAGE([.D9:.D13])" office:value-type="float" office:value="663">
            <text:p>663</text:p>
          </table:table-cell>
          <table:table-cell table:formula="of:=AVERAGE([.E9:.E13])" office:value-type="float" office:value="811">
            <text:p>811</text:p>
          </table:table-cell>
          <table:table-cell table:formula="of:=AVERAGE([.F9:.F13])" office:value-type="float" office:value="754">
            <text:p>754</text:p>
          </table:table-cell>
          <table:table-cell table:formula="of:=AVERAGE([.G9:.G13])" office:value-type="float" office:value="1737.2">
            <text:p>1737,2</text:p>
          </table:table-cell>
          <table:table-cell table:number-columns-repeated="5"/>
        </table:table-row>
        <table:table-row table:style-name="ro1">
          <table:table-cell office:value-type="string">
            <text:p>Desvio Padrão</text:p>
          </table:table-cell>
          <table:table-cell table:formula="of:=STDEV([.B9:.B13])" office:value-type="float" office:value="95.6179899391323">
            <text:p>95,6179899391</text:p>
          </table:table-cell>
          <table:table-cell table:formula="of:=STDEV([.C9:.C13])" office:value-type="float" office:value="332.195273897748">
            <text:p>332,1952738977</text:p>
          </table:table-cell>
          <table:table-cell table:formula="of:=STDEV([.D9:.D13])" office:value-type="float" office:value="183.660011978656">
            <text:p>183,6600119787</text:p>
          </table:table-cell>
          <table:table-cell table:formula="of:=STDEV([.E9:.E13])" office:value-type="float" office:value="138.302205333104">
            <text:p>138,3022053331</text:p>
          </table:table-cell>
          <table:table-cell table:formula="of:=STDEV([.F9:.F13])" office:value-type="float" office:value="186.94517913014">
            <text:p>186,9451791301</text:p>
          </table:table-cell>
          <table:table-cell table:formula="of:=STDEV([.G9:.G13])" office:value-type="float" office:value="204.202595478118">
            <text:p>204,2025954781</text:p>
          </table:table-cell>
          <table:table-cell table:number-columns-repeated="5"/>
        </table:table-row>
        <table:table-row table:style-name="ro1">
          <table:table-cell table:number-columns-repeated="8"/>
          <table:table-cell>
            <draw:frame table:end-cell-address="Folha1.W56" table:end-x="2.063cm" table:end-y="0.078cm" draw:z-index="0" draw:style-name="gr1" draw:text-style-name="P1" svg:width="33.297cm" svg:height="17.939cm" svg:x="0.38cm" svg:y="0.204cm">
              <draw:object draw:notify-on-update-of-ranges="Folha1.A9:Folha1.A13 Folha1.B8:Folha1.B8 Folha1.B9:Folha1.B13 Folha1.A9:Folha1.A13 Folha1.C8:Folha1.C8 Folha1.C9:Folha1.C13 Folha1.A9:Folha1.A13 Folha1.D8:Folha1.D8 Folha1.D9:Folha1.D13 Folha1.A9:Folha1.A13 Folha1.E8:Folha1.E8 Folha1.E9:Folha1.E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36">
          <table:table-cell table:number-columns-repeated="12"/>
        </table:table-row>
        <table:table-row table:style-name="ro1">
          <table:table-cell office:value-type="string">
            <text:p>Original Louvain</text:p>
          </table:table-cell>
          <table:table-cell table:number-columns-repeated="11"/>
        </table:table-row>
        <table:table-row table:style-name="ro1">
          <table:table-cell office:value-type="string">
            <text:p>Teste</text:p>
          </table:table-cell>
          <table:table-cell office:value-type="string">
            <text:p>s250k</text:p>
          </table:table-cell>
          <table:table-cell office:value-type="string">
            <text:p>s500k</text:p>
          </table:table-cell>
          <table:table-cell office:value-type="string">
            <text:p>s750k</text:p>
          </table:table-cell>
          <table:table-cell office:value-type="string">
            <text:p>s1000k</text:p>
          </table:table-cell>
          <table:table-cell office:value-type="string">
            <text:p>Twitter - 1</text:p>
          </table:table-cell>
          <table:table-cell office:value-type="string">
            <text:p><text:s/>Twitter - 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135">
            <text:p>13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office:value-type="float" office:value="139">
            <text:p>139</text:p>
          </table:table-cell>
          <table:table-cell table:number-columns-repeated="4"/>
          <table:table-cell>
            <draw:frame table:end-cell-address="Folha1.V81" table:end-x="1.084cm" table:end-y="0.079cm" draw:z-index="1" draw:style-name="gr1" draw:text-style-name="P1" svg:width="22.453cm" svg:height="10.872cm" svg:x="1.212cm" svg:y="0.046cm">
              <draw:object draw:notify-on-update-of-ranges="Folha1.A55:Folha1.A59 Folha1.B54:Folha1.B54 Folha1.B55:Folha1.B59 Folha1.A55:Folha1.A59 Folha1.C54:Folha1.C54 Folha1.C55:Folha1.C59 Folha1.A55:Folha1.A59 Folha1.D54:Folha1.D54 Folha1.D55:Folha1.D59 Folha1.A55:Folha1.A59 Folha1.E54:Folha1.E54 Folha1.E55:Folha1.E5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123">
            <text:p>123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41">
            <text:p>41</text:p>
          </table:table-cell>
          <table:table-cell office:value-type="float" office:value="87">
            <text:p>87</text:p>
          </table:table-cell>
          <table:table-cell table:number-columns-repeated="5"/>
        </table:table-row>
        <table:table-row table:style-name="ro1">
          <table:table-cell office:value-type="string">
            <text:p>Média</text:p>
          </table:table-cell>
          <table:table-cell table:formula="of:=AVERAGE([.B55:.B59])" office:value-type="float" office:value="6">
            <text:p>6</text:p>
          </table:table-cell>
          <table:table-cell table:formula="of:=AVERAGE([.C55:.C59])" office:value-type="float" office:value="20.4">
            <text:p>20,4</text:p>
          </table:table-cell>
          <table:table-cell table:formula="of:=AVERAGE([.D55:.D59])" office:value-type="float" office:value="41.6">
            <text:p>41,6</text:p>
          </table:table-cell>
          <table:table-cell table:formula="of:=AVERAGE([.E55:.E59])" office:value-type="float" office:value="66.6">
            <text:p>66,6</text:p>
          </table:table-cell>
          <table:table-cell table:formula="of:=AVERAGE([.F55:.F59])" office:value-type="float" office:value="28">
            <text:p>28</text:p>
          </table:table-cell>
          <table:table-cell table:formula="of:=AVERAGE([.G55:.G59])" office:value-type="float" office:value="126.2">
            <text:p>126,2</text:p>
          </table:table-cell>
          <table:table-cell table:number-columns-repeated="5"/>
        </table:table-row>
        <table:table-row table:style-name="ro1">
          <table:table-cell office:value-type="string">
            <text:p>Desvio Padrão</text:p>
          </table:table-cell>
          <table:table-cell table:formula="of:=STDEV([.B55:.B59])" office:value-type="float" office:value="0.707106781186548">
            <text:p>0,7071067812</text:p>
          </table:table-cell>
          <table:table-cell table:formula="of:=STDEV([.C55:.C59])" office:value-type="float" office:value="1.51657508881031">
            <text:p>1,5165750888</text:p>
          </table:table-cell>
          <table:table-cell table:formula="of:=STDEV([.D55:.D59])" office:value-type="float" office:value="1.51657508881031">
            <text:p>1,5165750888</text:p>
          </table:table-cell>
          <table:table-cell table:formula="of:=STDEV([.E55:.E59])" office:value-type="float" office:value="1.67332005306815">
            <text:p>1,6733200531</text:p>
          </table:table-cell>
          <table:table-cell table:formula="of:=STDEV([.F55:.F59])" office:value-type="float" office:value="8.18535277187245">
            <text:p>8,1853527719</text:p>
          </table:table-cell>
          <table:table-cell table:formula="of:=STDEV([.G55:.G59])" office:value-type="float" office:value="23.562682360037">
            <text:p>23,56268236</text:p>
          </table:table-cell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>
            <text:p>Escalibilidade</text:p>
          </table:table-cell>
          <table:table-cell table:number-columns-repeated="11"/>
        </table:table-row>
        <table:table-row table:style-name="ro1">
          <table:table-cell office:value-type="string">
            <text:p>Tes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0:15:34.018</text:p>
          </table:table-cell>
          <table:table-cell office:value-type="string">
            <text:p>00:22:7.720</text:p>
          </table:table-cell>
          <table:table-cell office:value-type="string">
            <text:p>00:07:34.508</text:p>
          </table:table-cell>
          <table:table-cell office:value-type="string">
            <text:p>00:05:38.585</text:p>
          </table:table-cell>
          <table:table-cell office:value-type="string">
            <text:p>00:06:57.736</text:p>
          </table:table-cell>
          <table:table-cell office:value-type="string">
            <text:p>00:06:2.797</text:p>
          </table:table-cell>
          <table:table-cell office:value-type="string">
            <text:p>00:07:0.668</text:p>
          </table:table-cell>
          <table:table-cell office:value-type="string">
            <text:p>00:09:29.78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0:16:26.990</text:p>
          </table:table-cell>
          <table:table-cell office:value-type="string">
            <text:p>00:24:6.820</text:p>
          </table:table-cell>
          <table:table-cell office:value-type="string">
            <text:p>00:13:25.009</text:p>
          </table:table-cell>
          <table:table-cell office:value-type="string">
            <text:p>00:08:6.839</text:p>
          </table:table-cell>
          <table:table-cell office:value-type="string">
            <text:p>00:06:26.392</text:p>
          </table:table-cell>
          <table:table-cell office:value-type="string">
            <text:p>00:05:40.817</text:p>
          </table:table-cell>
          <table:table-cell office:value-type="string">
            <text:p>00:07:6.376</text:p>
          </table:table-cell>
          <table:table-cell office:value-type="string">
            <text:p>00:07:40.12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0:15:15.300</text:p>
          </table:table-cell>
          <table:table-cell office:value-type="string">
            <text:p>00:13:37.954</text:p>
          </table:table-cell>
          <table:table-cell office:value-type="string">
            <text:p>00:11:26.943</text:p>
          </table:table-cell>
          <table:table-cell office:value-type="string">
            <text:p>00:05:48.031</text:p>
          </table:table-cell>
          <table:table-cell office:value-type="string">
            <text:p>00:06:29.957</text:p>
          </table:table-cell>
          <table:table-cell office:value-type="string">
            <text:p>00:07:28.971</text:p>
          </table:table-cell>
          <table:table-cell office:value-type="string">
            <text:p>00:06:31.689</text:p>
          </table:table-cell>
          <table:table-cell office:value-type="string">
            <text:p>00:09:36.42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0:15:28.222</text:p>
          </table:table-cell>
          <table:table-cell office:value-type="string">
            <text:p>00:20:51.918</text:p>
          </table:table-cell>
          <table:table-cell office:value-type="string">
            <text:p>00:08:23.647</text:p>
          </table:table-cell>
          <table:table-cell office:value-type="string">
            <text:p>00:06:33.155</text:p>
          </table:table-cell>
          <table:table-cell office:value-type="string">
            <text:p>00:06:41.463</text:p>
          </table:table-cell>
          <table:table-cell office:value-type="string">
            <text:p>00:08:40.199</text:p>
          </table:table-cell>
          <table:table-cell office:value-type="string">
            <text:p>00:09:3.055</text:p>
          </table:table-cell>
          <table:table-cell office:value-type="string">
            <text:p>00:09:46.09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0:16:6.163</text:p>
          </table:table-cell>
          <table:table-cell office:value-type="string">
            <text:p>00:14:19.202</text:p>
          </table:table-cell>
          <table:table-cell office:value-type="string">
            <text:p>00:08:49.258</text:p>
          </table:table-cell>
          <table:table-cell office:value-type="string">
            <text:p>00:07:16.702</text:p>
          </table:table-cell>
          <table:table-cell office:value-type="string">
            <text:p>00:05:50.341</text:p>
          </table:table-cell>
          <table:table-cell office:value-type="string">
            <text:p>00:08:4.537</text:p>
          </table:table-cell>
          <table:table-cell office:value-type="string">
            <text:p>00:11:44.424</text:p>
          </table:table-cell>
          <table:table-cell office:value-type="string">
            <text:p>00:10:2.08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SECOND([.B69])+MINUTE([.B69])*60" office:value-type="float" office:value="934">
            <text:p>934</text:p>
          </table:table-cell>
          <table:table-cell table:formula="of:=SECOND([.C69])+MINUTE([.C69])*60" office:value-type="float" office:value="1328">
            <text:p>1328</text:p>
          </table:table-cell>
          <table:table-cell table:formula="of:=SECOND([.D69])+MINUTE([.D69])*60" office:value-type="float" office:value="455">
            <text:p>455</text:p>
          </table:table-cell>
          <table:table-cell table:formula="of:=SECOND([.E69])+MINUTE([.E69])*60" office:value-type="float" office:value="339">
            <text:p>339</text:p>
          </table:table-cell>
          <table:table-cell table:formula="of:=SECOND([.F69])+MINUTE([.F69])*60" office:value-type="float" office:value="418">
            <text:p>418</text:p>
          </table:table-cell>
          <table:table-cell table:formula="of:=SECOND([.G69])+MINUTE([.G69])*60" office:value-type="float" office:value="363">
            <text:p>363</text:p>
          </table:table-cell>
          <table:table-cell table:formula="of:=SECOND([.H69])+MINUTE([.H69])*60" office:value-type="float" office:value="421">
            <text:p>421</text:p>
          </table:table-cell>
          <table:table-cell table:formula="of:=SECOND([.I69])+MINUTE([.I69])*60" office:value-type="float" office:value="570">
            <text:p>570</text:p>
          </table:table-cell>
          <table:table-cell table:number-columns-repeated="3"/>
        </table:table-row>
        <table:table-row table:style-name="ro1">
          <table:table-cell/>
          <table:table-cell table:formula="of:=SECOND([.B70])+MINUTE([.B70])*60" office:value-type="float" office:value="987">
            <text:p>987</text:p>
          </table:table-cell>
          <table:table-cell table:formula="of:=SECOND([.C70])+MINUTE([.C70])*60" office:value-type="float" office:value="1447">
            <text:p>1447</text:p>
          </table:table-cell>
          <table:table-cell table:formula="of:=SECOND([.D70])+MINUTE([.D70])*60" office:value-type="float" office:value="806">
            <text:p>806</text:p>
          </table:table-cell>
          <table:table-cell table:formula="of:=SECOND([.E70])+MINUTE([.E70])*60" office:value-type="float" office:value="487">
            <text:p>487</text:p>
          </table:table-cell>
          <table:table-cell table:formula="of:=SECOND([.F70])+MINUTE([.F70])*60" office:value-type="float" office:value="386">
            <text:p>386</text:p>
          </table:table-cell>
          <table:table-cell table:formula="of:=SECOND([.G70])+MINUTE([.G70])*60" office:value-type="float" office:value="341">
            <text:p>341</text:p>
          </table:table-cell>
          <table:table-cell table:formula="of:=SECOND([.H70])+MINUTE([.H70])*60" office:value-type="float" office:value="426">
            <text:p>426</text:p>
          </table:table-cell>
          <table:table-cell table:formula="of:=SECOND([.I70])+MINUTE([.I70])*60" office:value-type="float" office:value="460">
            <text:p>460</text:p>
          </table:table-cell>
          <table:table-cell table:number-columns-repeated="3"/>
        </table:table-row>
        <table:table-row table:style-name="ro1">
          <table:table-cell/>
          <table:table-cell table:formula="of:=SECOND([.B71])+MINUTE([.B71])*60" office:value-type="float" office:value="915">
            <text:p>915</text:p>
          </table:table-cell>
          <table:table-cell table:formula="of:=SECOND([.C71])+MINUTE([.C71])*60" office:value-type="float" office:value="818">
            <text:p>818</text:p>
          </table:table-cell>
          <table:table-cell table:formula="of:=SECOND([.D71])+MINUTE([.D71])*60" office:value-type="float" office:value="687">
            <text:p>687</text:p>
          </table:table-cell>
          <table:table-cell table:formula="of:=SECOND([.E71])+MINUTE([.E71])*60" office:value-type="float" office:value="348">
            <text:p>348</text:p>
          </table:table-cell>
          <table:table-cell table:formula="of:=SECOND([.F71])+MINUTE([.F71])*60" office:value-type="float" office:value="390">
            <text:p>390</text:p>
          </table:table-cell>
          <table:table-cell table:formula="of:=SECOND([.G71])+MINUTE([.G71])*60" office:value-type="float" office:value="449">
            <text:p>449</text:p>
          </table:table-cell>
          <table:table-cell table:formula="of:=SECOND([.H71])+MINUTE([.H71])*60" office:value-type="float" office:value="392">
            <text:p>392</text:p>
          </table:table-cell>
          <table:table-cell table:formula="of:=SECOND([.I71])+MINUTE([.I71])*60" office:value-type="float" office:value="576">
            <text:p>576</text:p>
          </table:table-cell>
          <table:table-cell table:number-columns-repeated="3"/>
        </table:table-row>
        <table:table-row table:style-name="ro1">
          <table:table-cell/>
          <table:table-cell table:formula="of:=SECOND([.B72])+MINUTE([.B72])*60" office:value-type="float" office:value="928">
            <text:p>928</text:p>
          </table:table-cell>
          <table:table-cell table:formula="of:=SECOND([.C72])+MINUTE([.C72])*60" office:value-type="float" office:value="1252">
            <text:p>1252</text:p>
          </table:table-cell>
          <table:table-cell table:formula="of:=SECOND([.D72])+MINUTE([.D72])*60" office:value-type="float" office:value="504">
            <text:p>504</text:p>
          </table:table-cell>
          <table:table-cell table:formula="of:=SECOND([.E72])+MINUTE([.E72])*60" office:value-type="float" office:value="393">
            <text:p>393</text:p>
          </table:table-cell>
          <table:table-cell table:formula="of:=SECOND([.F72])+MINUTE([.F72])*60" office:value-type="float" office:value="401">
            <text:p>401</text:p>
          </table:table-cell>
          <table:table-cell table:formula="of:=SECOND([.G72])+MINUTE([.G72])*60" office:value-type="float" office:value="520">
            <text:p>520</text:p>
          </table:table-cell>
          <table:table-cell table:formula="of:=SECOND([.H72])+MINUTE([.H72])*60" office:value-type="float" office:value="544">
            <text:p>544</text:p>
          </table:table-cell>
          <table:table-cell table:formula="of:=SECOND([.I72])+MINUTE([.I72])*60" office:value-type="float" office:value="587">
            <text:p>587</text:p>
          </table:table-cell>
          <table:table-cell table:number-columns-repeated="3"/>
        </table:table-row>
        <table:table-row table:style-name="ro1">
          <table:table-cell/>
          <table:table-cell table:formula="of:=SECOND([.B73])+MINUTE([.B73])*60" office:value-type="float" office:value="966">
            <text:p>966</text:p>
          </table:table-cell>
          <table:table-cell table:formula="of:=SECOND([.C73])+MINUTE([.C73])*60" office:value-type="float" office:value="859">
            <text:p>859</text:p>
          </table:table-cell>
          <table:table-cell table:formula="of:=SECOND([.D73])+MINUTE([.D73])*60" office:value-type="float" office:value="529">
            <text:p>529</text:p>
          </table:table-cell>
          <table:table-cell table:formula="of:=SECOND([.E73])+MINUTE([.E73])*60" office:value-type="float" office:value="437">
            <text:p>437</text:p>
          </table:table-cell>
          <table:table-cell table:formula="of:=SECOND([.F73])+MINUTE([.F73])*60" office:value-type="float" office:value="350">
            <text:p>350</text:p>
          </table:table-cell>
          <table:table-cell table:formula="of:=SECOND([.G73])+MINUTE([.G73])*60" office:value-type="float" office:value="485">
            <text:p>485</text:p>
          </table:table-cell>
          <table:table-cell table:formula="of:=SECOND([.H73])+MINUTE([.H73])*60" office:value-type="float" office:value="704">
            <text:p>704</text:p>
          </table:table-cell>
          <table:table-cell table:formula="of:=SECOND([.I73])+MINUTE([.I73])*60" office:value-type="float" office:value="603">
            <text:p>603</text:p>
          </table:table-cell>
          <table:table-cell table:number-columns-repeated="3"/>
        </table:table-row>
        <table:table-row table:style-name="ro1">
          <table:table-cell office:value-type="string">
            <text:p>Média</text:p>
          </table:table-cell>
          <table:table-cell table:formula="of:=AVERAGE([.B75:.B79])" office:value-type="float" office:value="946">
            <text:p>946</text:p>
          </table:table-cell>
          <table:table-cell table:formula="of:=AVERAGE([.C75:.C79])" office:value-type="float" office:value="1140.8">
            <text:p>1140,8</text:p>
          </table:table-cell>
          <table:table-cell table:formula="of:=AVERAGE([.D75:.D79])" office:value-type="float" office:value="596.2">
            <text:p>596,2</text:p>
          </table:table-cell>
          <table:table-cell table:formula="of:=AVERAGE([.E75:.E79])" office:value-type="float" office:value="400.8">
            <text:p>400,8</text:p>
          </table:table-cell>
          <table:table-cell table:formula="of:=AVERAGE([.F75:.F79])" office:value-type="float" office:value="389">
            <text:p>389</text:p>
          </table:table-cell>
          <table:table-cell table:formula="of:=AVERAGE([.G75:.G79])" office:value-type="float" office:value="431.6">
            <text:p>431,6</text:p>
          </table:table-cell>
          <table:table-cell table:formula="of:=AVERAGE([.H75:.H79])" office:value-type="float" office:value="497.4">
            <text:p>497,4</text:p>
          </table:table-cell>
          <table:table-cell table:formula="of:=AVERAGE([.I75:.I79])" office:value-type="float" office:value="559.2">
            <text:p>559,2</text:p>
          </table:table-cell>
          <table:table-cell table:number-columns-repeated="3"/>
        </table:table-row>
        <table:table-row table:style-name="ro1">
          <table:table-cell office:value-type="string">
            <text:p>Desvio Padrão</text:p>
          </table:table-cell>
          <table:table-cell table:formula="of:=STDEV([.B75:.B79])" office:value-type="float" office:value="29.6226264871972">
            <text:p>29,6226264872</text:p>
          </table:table-cell>
          <table:table-cell table:formula="of:=STDEV([.C75:.C79])" office:value-type="float" office:value="284.946837146861">
            <text:p>284,9468371469</text:p>
          </table:table-cell>
          <table:table-cell table:formula="of:=STDEV([.D75:.D79])" office:value-type="float" office:value="145.957870633961">
            <text:p>145,957870634</text:p>
          </table:table-cell>
          <table:table-cell table:formula="of:=STDEV([.E75:.E79])" office:value-type="float" office:value="62.0660938032997">
            <text:p>62,0660938033</text:p>
          </table:table-cell>
          <table:table-cell table:formula="of:=STDEV([.F75:.F79])" office:value-type="float" office:value="25.0798724079689">
            <text:p>25,079872408</text:p>
          </table:table-cell>
          <table:table-cell table:formula="of:=STDEV([.G75:.G79])" office:value-type="float" office:value="77.2709518512617">
            <text:p>77,2709518513</text:p>
          </table:table-cell>
          <table:table-cell table:formula="of:=STDEV([.H75:.H79])" office:value-type="float" office:value="129.324398316791">
            <text:p>129,3243983168</text:p>
          </table:table-cell>
          <table:table-cell table:formula="of:=STDEV([.I75:.I79])" office:value-type="float" office:value="56.8568377594111">
            <text:p>56,8568377594</text:p>
          </table:table-cell>
          <table:table-cell table:number-columns-repeated="3"/>
        </table:table-row>
        <table:table-row table:style-name="ro1">
          <table:table-cell table:number-columns-repeated="11"/>
          <table:table-cell>
            <draw:frame table:end-cell-address="Folha1.S102" table:end-x="1.183cm" table:end-y="0.298cm" draw:z-index="2" draw:style-name="gr1" draw:text-style-name="P1" svg:width="15.999cm" svg:height="8.999cm" svg:x="0.991cm" svg:y="0.332cm">
              <draw:object draw:notify-on-update-of-ranges="Folha1.B84:Folha1.I84 Folha1.B85:Folha1.I8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6">
            <text:p>946</text:p>
          </table:table-cell>
          <table:table-cell office:value-type="float" office:value="1140.8">
            <text:p>1140,8</text:p>
          </table:table-cell>
          <table:table-cell office:value-type="float" office:value="596.2">
            <text:p>596,2</text:p>
          </table:table-cell>
          <table:table-cell office:value-type="float" office:value="400.8">
            <text:p>400,8</text:p>
          </table:table-cell>
          <table:table-cell office:value-type="float" office:value="389">
            <text:p>389</text:p>
          </table:table-cell>
          <table:table-cell office:value-type="float" office:value="431.6">
            <text:p>431,6</text:p>
          </table:table-cell>
          <table:table-cell office:value-type="float" office:value="497.4">
            <text:p>497,4</text:p>
          </table:table-cell>
          <table:table-cell office:value-type="float" office:value="559.2">
            <text:p>559,2</text:p>
          </table:table-cell>
          <table:table-cell table:number-columns-repeated="3"/>
        </table:table-row>
      </table:table>
      <table:table table:name="Fo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23-07-2014</text:date>, <text:time>19:25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inaldo Pontes</meta:initial-creator>
    <meta:creation-date>2014-07-07T15:11:26.60</meta:creation-date>
    <dc:date>2014-07-23T19:25:53.98</dc:date>
    <dc:creator>Aguinaldo Pontes</dc:creator>
    <meta:editing-duration>PT10H13M17S</meta:editing-duration>
    <meta:editing-cycles>26</meta:editing-cycles>
    <meta:generator>OpenOffice/4.0.1$Win32 OpenOffice.org_project/401m5$Build-9714</meta:generator>
    <meta:document-statistic meta:table-count="3" meta:cell-count="2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298cm" svg:height="17.94cm" xlink:href=".." xlink:type="simple" chart:class="chart:scatter" chart:style-name="ch1">
        <chart:title svg:x="14.714cm" svg:y="0.494cm" chart:style-name="ch2">
          <text:p>Louvain Distribuído</text:p>
        </chart:title>
        <chart:legend chart:legend-position="end" svg:x="31.432cm" svg:y="7.872cm" style:legend-expansion="high" chart:style-name="ch3"/>
        <chart:plot-area chart:style-name="ch4" table:cell-range-address="Folha1.A9:Folha1.E13 Folha1.B8:Folha1.E8" chart:data-source-has-labels="row" svg:x="1.703cm" svg:y="2.347cm" svg:width="28.399cm" svg:height="14.227cm">
          <chartooo:coordinate-region svg:x="2.695cm" svg:y="2.559cm" svg:width="27.313cm" svg:height="13.342cm"/>
          <chart:axis chart:dimension="x" chart:name="primary-x" chart:style-name="ch5">
            <chart:title svg:x="15.435cm" svg:y="16.933cm" chart:style-name="ch6">
              <text:p>Teste</text:p>
            </chart:title>
          </chart:axis>
          <chart:axis chart:dimension="y" chart:name="primary-y" chart:style-name="ch7">
            <chart:title svg:x="0.451cm" svg:y="10.232cm" chart:style-name="ch8">
              <text:p>Tempo(s)</text:p>
            </chart:title>
            <chart:grid chart:style-name="ch9" chart:class="major"/>
          </chart:axis>
          <chart:series chart:style-name="ch10" chart:values-cell-range-address="Folha1.B9:Folha1.B13" chart:label-cell-address="Folha1.B8:Folha1.B8" chart:class="chart:scatter">
            <chart:domain table:cell-range-address="Folha1.A9:Folha1.A13"/>
            <chart:data-point chart:repeated="5"/>
          </chart:series>
          <chart:series chart:style-name="ch11" chart:values-cell-range-address="Folha1.C9:Folha1.C13" chart:label-cell-address="Folha1.C8:Folha1.C8" chart:class="chart:scatter">
            <chart:data-point chart:repeated="5"/>
          </chart:series>
          <chart:series chart:style-name="ch12" chart:values-cell-range-address="Folha1.D9:Folha1.D13" chart:label-cell-address="Folha1.D8:Folha1.D8" chart:class="chart:scatter">
            <chart:data-point chart:repeated="5"/>
          </chart:series>
          <chart:series chart:style-name="ch13" chart:values-cell-range-address="Folha1.E9:Folha1.E13" chart:label-cell-address="Folha1.E8:Folha1.E8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250k</text:p>
                <draw:g>
                  <svg:desc>Folha1.B8:Folha1.B8</svg:desc>
                </draw:g>
              </table:table-cell>
              <table:table-cell office:value-type="string">
                <text:p>s500k</text:p>
                <draw:g>
                  <svg:desc>Folha1.C8:Folha1.C8</svg:desc>
                </draw:g>
              </table:table-cell>
              <table:table-cell office:value-type="string">
                <text:p>s750k</text:p>
                <draw:g>
                  <svg:desc>Folha1.D8:Folha1.D8</svg:desc>
                </draw:g>
              </table:table-cell>
              <table:table-cell office:value-type="string">
                <text:p>s1000k</text:p>
                <draw:g>
                  <svg:desc>Folha1.E8:Folha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lha1.A9:Folha1.A13</svg:desc>
                </draw:g>
              </table:table-cell>
              <table:table-cell office:value-type="float" office:value="502">
                <text:p>502</text:p>
                <draw:g>
                  <svg:desc>Folha1.B9:Folha1.B13</svg:desc>
                </draw:g>
              </table:table-cell>
              <table:table-cell office:value-type="float" office:value="470">
                <text:p>470</text:p>
                <draw:g>
                  <svg:desc>Folha1.C9:Folha1.C13</svg:desc>
                </draw:g>
              </table:table-cell>
              <table:table-cell office:value-type="float" office:value="692">
                <text:p>692</text:p>
                <draw:g>
                  <svg:desc>Folha1.D9:Folha1.D13</svg:desc>
                </draw:g>
              </table:table-cell>
              <table:table-cell office:value-type="float" office:value="771">
                <text:p>771</text:p>
                <draw:g>
                  <svg:desc>Folha1.E9:Folha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4">
                <text:p>304</text:p>
              </table:table-cell>
              <table:table-cell office:value-type="float" office:value="349">
                <text:p>349</text:p>
              </table:table-cell>
              <table:table-cell office:value-type="float" office:value="524">
                <text:p>524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6">
                <text:p>266</text:p>
              </table:table-cell>
              <table:table-cell office:value-type="float" office:value="428">
                <text:p>428</text:p>
              </table:table-cell>
              <table:table-cell office:value-type="float" office:value="524">
                <text:p>52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4">
                <text:p>284</text:p>
              </table:table-cell>
              <table:table-cell office:value-type="float" office:value="1172">
                <text:p>1172</text:p>
              </table:table-cell>
              <table:table-cell office:value-type="float" office:value="967">
                <text:p>967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6">
                <text:p>316</text:p>
              </table:table-cell>
              <table:table-cell office:value-type="float" office:value="527">
                <text:p>527</text:p>
              </table:table-cell>
              <table:table-cell office:value-type="float" office:value="608">
                <text:p>608</text:p>
              </table:table-cell>
              <table:table-cell office:value-type="float" office:value="1025">
                <text:p>1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minimum="0" chart:maximum="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54cm" svg:height="10.873cm" xlink:href=".." xlink:type="simple" chart:class="chart:scatter" chart:style-name="ch1">
        <chart:title svg:x="9.596cm" svg:y="0.353cm" chart:style-name="ch2">
          <text:p>Louvain Original</text:p>
        </chart:title>
        <chart:legend chart:legend-position="end" svg:x="20.588cm" svg:y="4.338cm" style:legend-expansion="high" chart:style-name="ch3"/>
        <chart:plot-area chart:style-name="ch4" table:cell-range-address="Folha1.A55:Folha1.E59 Folha1.B54:Folha1.E54" chart:data-source-has-labels="row" svg:x="1.487cm" svg:y="1.783cm" svg:width="18.203cm" svg:height="7.865cm">
          <chartooo:coordinate-region svg:x="2.108cm" svg:y="1.996cm" svg:width="17.488cm" svg:height="6.979cm"/>
          <chart:axis chart:dimension="x" chart:name="primary-x" chart:style-name="ch5">
            <chart:title svg:x="10.121cm" svg:y="9.866cm" chart:style-name="ch6">
              <text:p>Teste</text:p>
            </chart:title>
          </chart:axis>
          <chart:axis chart:dimension="y" chart:name="primary-y" chart:style-name="ch7">
            <chart:title svg:x="0.451cm" svg:y="6.487cm" chart:style-name="ch8">
              <text:p>Tempo(s)</text:p>
            </chart:title>
            <chart:grid chart:style-name="ch9" chart:class="major"/>
          </chart:axis>
          <chart:series chart:style-name="ch10" chart:values-cell-range-address="Folha1.B55:Folha1.B59" chart:label-cell-address="Folha1.B54:Folha1.B54" chart:class="chart:scatter">
            <chart:domain table:cell-range-address="Folha1.A55:Folha1.A59"/>
            <chart:data-point chart:repeated="5"/>
          </chart:series>
          <chart:series chart:style-name="ch11" chart:values-cell-range-address="Folha1.C55:Folha1.C59" chart:label-cell-address="Folha1.C54:Folha1.C54" chart:class="chart:scatter">
            <chart:data-point chart:repeated="5"/>
          </chart:series>
          <chart:series chart:style-name="ch12" chart:values-cell-range-address="Folha1.D55:Folha1.D59" chart:label-cell-address="Folha1.D54:Folha1.D54" chart:class="chart:scatter">
            <chart:data-point chart:repeated="5"/>
          </chart:series>
          <chart:series chart:style-name="ch13" chart:values-cell-range-address="Folha1.E55:Folha1.E59" chart:label-cell-address="Folha1.E54:Folha1.E54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250k</text:p>
                <draw:g>
                  <svg:desc>Folha1.B54:Folha1.B54</svg:desc>
                </draw:g>
              </table:table-cell>
              <table:table-cell office:value-type="string">
                <text:p>s500k</text:p>
                <draw:g>
                  <svg:desc>Folha1.C54:Folha1.C54</svg:desc>
                </draw:g>
              </table:table-cell>
              <table:table-cell office:value-type="string">
                <text:p>s750k</text:p>
                <draw:g>
                  <svg:desc>Folha1.D54:Folha1.D54</svg:desc>
                </draw:g>
              </table:table-cell>
              <table:table-cell office:value-type="string">
                <text:p>s1000k</text:p>
                <draw:g>
                  <svg:desc>Folha1.E54:Folha1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lha1.A55:Folha1.A59</svg:desc>
                </draw:g>
              </table:table-cell>
              <table:table-cell office:value-type="float" office:value="7">
                <text:p>7</text:p>
                <draw:g>
                  <svg:desc>Folha1.B55:Folha1.B59</svg:desc>
                </draw:g>
              </table:table-cell>
              <table:table-cell office:value-type="float" office:value="19">
                <text:p>19</text:p>
                <draw:g>
                  <svg:desc>Folha1.C55:Folha1.C59</svg:desc>
                </draw:g>
              </table:table-cell>
              <table:table-cell office:value-type="float" office:value="42">
                <text:p>42</text:p>
                <draw:g>
                  <svg:desc>Folha1.D55:Folha1.D59</svg:desc>
                </draw:g>
              </table:table-cell>
              <table:table-cell office:value-type="float" office:value="68">
                <text:p>68</text:p>
                <draw:g>
                  <svg:desc>Folha1.E55:Folha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4.188cm" style:legend-expansion="high" chart:style-name="ch2"/>
        <chart:plot-area chart:style-name="ch3" table:cell-range-address="Folha1.B84:Folha1.I85" svg:x="0.77cm" svg:y="0.855cm" svg:width="11.95cm" svg:height="7.545cm">
          <chartooo:coordinate-region svg:x="1.762cm" svg:y="1.068cm" svg:width="10.864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ha1.B85:Folha1.I85" chart:class="chart:scatter">
            <chart:domain table:cell-range-address="Folha1.B84:Folha1.I84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Linha 8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olha1.B84:Folha1.I8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nha 85</text:p>
                <draw:g>
                  <svg:desc/>
                </draw:g>
              </table:table-cell>
              <table:table-cell office:value-type="float" office:value="946">
                <text:p>946</text:p>
                <draw:g>
                  <svg:desc>Folha1.B85:Folha1.I85</svg:desc>
                </draw:g>
              </table:table-cell>
              <table:table-cell office:value-type="float" office:value="1140.8">
                <text:p>1140.8</text:p>
              </table:table-cell>
              <table:table-cell office:value-type="float" office:value="596.2">
                <text:p>596.2</text:p>
              </table:table-cell>
              <table:table-cell office:value-type="float" office:value="400.8">
                <text:p>400.8</text:p>
              </table:table-cell>
              <table:table-cell office:value-type="float" office:value="389">
                <text:p>389</text:p>
              </table:table-cell>
              <table:table-cell office:value-type="float" office:value="431.6">
                <text:p>431.6</text:p>
              </table:table-cell>
              <table:table-cell office:value-type="float" office:value="497.4">
                <text:p>497.4</text:p>
              </table:table-cell>
              <table:table-cell office:value-type="float" office:value="559.2">
                <text:p>559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